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90.73700787401573pt" style:use-optimal-column-width="true"/>
    </style:style>
    <style:style style:name="ACOL-7" style:family="table-column">
      <style:table-column-properties style:column-width="265.5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65.25354330708662pt" style:use-optimal-column-width="true"/>
    </style:style>
    <style:style style:name="ACOL-10" style:family="table-column">
      <style:table-column-properties style:column-width="104.25pt" style:use-optimal-column-width="false"/>
    </style:style>
    <style:style style:name="ACOL-11" style:family="table-column">
      <style:table-column-properties style:column-width="78pt" style:use-optimal-column-width="fals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2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25"/>
        <table:table-column table:style-name="ACOL-0" table:number-columns-repeated="1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2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commen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17314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15440">
            <text:p>154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Acila (Trunacila) insign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61.40000000000001">
            <text:p>−161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, originally interpreted as neritic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3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21490">
            <text:p>2149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egacardita ferrunginos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2.7">
            <text:p>−112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, originally interpeted to represent 15-20 m depth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4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8610">
            <text:p>86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iphoualia filos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7.2">
            <text:p>−117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, originally interpeted to represent 10-80 m depth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5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7280">
            <text:p>72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aphia euglyp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7.799999999999997">
            <text:p>−77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, originally interpreted as intertida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7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4770">
            <text:p>47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egacardita ferrunginos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2.400000000000006">
            <text:p>−92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, originally interpreted as 15-20 m water depth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8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9010">
            <text:p>90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aphia euglyp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4.40000000000001">
            <text:p>−114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, originally interpreted as subtida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9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8750">
            <text:p>87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egacardita korean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1.2">
            <text:p>−101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, originally interpreted as intertida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84-B-03</text:p>
          </table:table-cell>
          <table:table-cell table:style-name="ACE-1" office:value-type="float" office:value="35.030000000000001">
            <text:p>35.03</text:p>
          </table:table-cell>
          <table:table-cell table:style-name="ACE-1" office:value-type="float" office:value="129.44999999999999">
            <text:p>129.45</text:p>
          </table:table-cell>
          <table:table-cell table:style-name="ACE-2" office:value-type="float" office:value="15080">
            <text:p>1508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egacardita korean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2.30000000000001">
            <text:p>−132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YooPark1997,ParkEtal2000</text:p>
          </table:table-cell>
          <table:table-cell table:style-name="ACE-0" office:value-type="string">
            <text:p>nominal uncertainty of 1 m added, originally interpreted as intertida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GAM-26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18400">
            <text:p>18400</text:p>
          </table:table-cell>
          <table:table-cell table:style-name="ACE-0" office:value-type="float" office:value="290">
            <text:p>29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0.8">
            <text:p>−110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6500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16330">
            <text:p>1633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1.09999999999999">
            <text:p>−121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GAM-27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8450">
            <text:p>8450</text:p>
          </table:table-cell>
          <table:table-cell table:style-name="ACE-0" office:value-type="float" office:value="640">
            <text:p>6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2">
            <text:p>−10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</text:p>
          </table:table-cell>
          <table:table-cell table:number-columns-repeated="239" table:style-name="ACE-0"/>
        </table:table-row>
        <table:table-row table:style-name="AROW-1" table:number-rows-repeated="48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 table:number-rows-repeated="5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 table:number-rows-repeated="55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 table:number-rows-repeated="3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 table:number-rows-repeated="2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 table:number-rows-repeated="8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 table:number-rows-repeated="65378">
          <table:table-cell table:number-columns-repeated="256"/>
        </table:table-row>
        <table:table-row table:style-name="AROW-0" table:number-rows-repeated="18">
          <table:table-cell table:number-columns-repeated="5" table:style-name="ACE-0"/>
          <table:table-cell table:style-name="ACE-2"/>
          <table:table-cell table:number-columns-repeated="250" table:style-name="ACE-0"/>
        </table:table-row>
        <table:table-row table:style-name="AROW-0" table:number-rows-repeated="2">
          <table:table-cell table:number-columns-repeated="256" table:style-name="Gnumeric-default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0" gnm:cursor-row="1">
          <gnm:selection gnm:start-col="0" gnm:start-row="1" gnm:end-col="255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1-10-15T03:04:1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